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9" style:family="paragraph" style:parent-style-name="Standard" style:list-style-name="">
      <style:paragraph-properties fo:margin-left="0in" fo:margin-right="0in" fo:text-indent="0in" style:auto-text-indent="false"/>
    </style:style>
    <style:style style:name="P10"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62e8d8" officeooo:paragraph-rsid="0062e8d8" style:font-style-asian="italic" style:font-weight-asian="normal" style:font-style-complex="italic" style:font-weight-complex="normal"/>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normal" officeooo:rsid="0045f876" officeooo:paragraph-rsid="00654916" style:font-style-asian="italic" style:font-weight-asian="normal" style:font-style-complex="italic" style:font-weight-complex="normal"/>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normal" officeooo:rsid="00556a98" officeooo:paragraph-rsid="00556a98" style:font-style-asian="italic" style:font-weight-asian="normal" style:font-style-complex="italic" style:font-weight-complex="normal"/>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normal" officeooo:rsid="009c80da" officeooo:paragraph-rsid="009c80da" style:font-style-asian="italic" style:font-weight-asian="normal" style:font-style-complex="italic" style:font-weight-complex="normal"/>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2d0ce8" officeooo:paragraph-rsid="00654916" style:font-weight-asian="normal" style:font-weight-complex="normal"/>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e2cf" officeooo:paragraph-rsid="003ae2cf" style:font-weight-asian="normal" style:font-weight-complex="normal"/>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8"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officeooo:rsid="00c3f0b7" officeooo:paragraph-rsid="00c6df12" style:font-style-asian="italic" style:font-style-complex="italic"/>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bd0557" officeooo:paragraph-rsid="00be70b1" style:text-blinking="false" style:font-name-asian="Calibri" style:font-size-asian="14pt" style:font-style-asian="italic" style:font-weight-asian="normal" style:font-name-complex="Times New Roman1" style:font-size-complex="14pt" style:font-style-complex="italic" style:font-weight-complex="normal"/>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4"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5"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6"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48"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49"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0"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4941d"/>
    </style:style>
    <style:style style:name="P5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5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732e4" officeooo:paragraph-rsid="00d732e4"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0d9dcb7"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e1f4b0" officeooo:paragraph-rsid="00e1f4b0" style:font-style-asian="normal" style:font-weight-asian="normal" style:font-style-complex="normal" style:font-weight-complex="normal"/>
    </style:style>
    <style:style style:name="P6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791dd8" officeooo:paragraph-rsid="00ce5ac9" style:font-style-asian="italic" style:font-weight-asian="normal" style:font-style-complex="italic" style:font-weight-complex="normal"/>
    </style:style>
    <style:style style:name="P65"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d732e4" officeooo:paragraph-rsid="00d9dcb7" style:font-style-asian="italic" style:font-weight-asian="normal" style:font-style-complex="italic" style:font-weight-complex="normal"/>
    </style:style>
    <style:style style:name="P66"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dc05a1" officeooo:paragraph-rsid="00dc05a1" style:font-style-asian="italic" style:font-weight-asian="normal" style:font-style-complex="italic" style:font-weight-complex="normal"/>
    </style:style>
    <style:style style:name="P6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6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69"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0"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72"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7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74"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77fee4" officeooo:paragraph-rsid="00cb6b73" style:text-blinking="false" style:font-name-asian="Calibri" style:font-size-asian="14pt" style:font-style-asian="italic" style:font-weight-asian="normal" style:font-name-complex="Times New Roman1" style:font-size-complex="14pt" style:font-style-complex="italic" style:font-weight-complex="normal"/>
    </style:style>
    <style:style style:name="P76"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77"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78" style:family="paragraph" style:parent-style-name="Footer" style:list-style-name="">
      <style:paragraph-properties fo:margin-left="0in" fo:margin-right="0in" fo:text-align="center" style:justify-single-word="false" fo:text-indent="0in" style:auto-text-indent="false"/>
      <style:text-properties fo:color="#000000" fo:background-color="#ffffff"/>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6" style:family="text">
      <style:text-properties style:font-name="Times New Roman" fo:font-style="normal" style:text-underline-style="none" fo:font-weight="bold" officeooo:rsid="00786aae" style:font-style-asian="normal" style:font-weight-asian="bold" style:font-style-complex="normal" style:font-weight-complex="bold"/>
    </style:style>
    <style:style style:name="T17" style:family="text">
      <style:text-properties style:font-name="Times New Roman" fo:font-style="normal" fo:font-weight="normal" officeooo:rsid="009c80da" style:font-style-asian="normal" style:font-weight-asian="normal" style:font-style-complex="normal" style:font-weight-complex="normal"/>
    </style:style>
    <style:style style:name="T18" style:family="text">
      <style:text-properties style:font-name="Times New Roman" fo:font-style="normal" fo:font-weight="normal" officeooo:rsid="00a12597" style:font-style-asian="normal" style:font-weight-asian="normal" style:font-style-complex="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99223" style:font-weight-asian="normal" style:font-weight-complex="normal"/>
    </style:style>
    <style:style style:name="T22" style:family="text">
      <style:text-properties style:text-underline-style="none" fo:font-weight="normal" officeooo:rsid="004c72b4" style:font-weight-asian="normal" style:font-weight-complex="normal"/>
    </style:style>
    <style:style style:name="T23" style:family="text">
      <style:text-properties style:text-underline-style="none" fo:font-weight="normal" officeooo:rsid="00504078" style:font-weight-asian="normal" style:font-weight-complex="normal"/>
    </style:style>
    <style:style style:name="T24" style:family="text">
      <style:text-properties style:text-underline-style="none" fo:font-weight="normal" officeooo:rsid="005144ce" style:font-weight-asian="normal" style:font-weight-complex="normal"/>
    </style:style>
    <style:style style:name="T25" style:family="text">
      <style:text-properties style:text-underline-style="none" fo:font-weight="normal" officeooo:rsid="0052617b" style:font-weight-asian="normal" style:font-weight-complex="normal"/>
    </style:style>
    <style:style style:name="T26" style:family="text">
      <style:text-properties style:text-underline-style="none" fo:font-weight="normal" officeooo:rsid="0068ff89" style:font-weight-asian="normal" style:font-weight-complex="normal"/>
    </style:style>
    <style:style style:name="T27" style:family="text">
      <style:text-properties style:text-underline-style="none" fo:font-weight="normal" officeooo:rsid="0072727f" style:font-weight-asian="normal" style:font-weight-complex="normal"/>
    </style:style>
    <style:style style:name="T28" style:family="text">
      <style:text-properties style:text-underline-style="none" fo:font-weight="normal" officeooo:rsid="007651e9" style:font-weight-asian="normal" style:font-weight-complex="normal"/>
    </style:style>
    <style:style style:name="T29" style:family="text">
      <style:text-properties style:text-underline-style="none" fo:font-weight="normal" officeooo:rsid="0077fee4" style:font-weight-asian="normal" style:font-weight-complex="normal"/>
    </style:style>
    <style:style style:name="T30" style:family="text">
      <style:text-properties style:text-underline-style="none" fo:font-weight="normal" officeooo:rsid="009e9f32" style:font-weight-asian="normal" style:font-weight-complex="normal"/>
    </style:style>
    <style:style style:name="T31" style:family="text">
      <style:text-properties style:text-underline-style="none" fo:font-weight="normal" officeooo:rsid="009d2f6d" style:font-weight-asian="normal" style:font-weight-complex="normal"/>
    </style:style>
    <style:style style:name="T32" style:family="text">
      <style:text-properties style:text-underline-style="none" fo:font-weight="normal" officeooo:rsid="00ab41c5" style:font-weight-asian="normal" style:font-weight-complex="normal"/>
    </style:style>
    <style:style style:name="T33" style:family="text">
      <style:text-properties style:text-underline-style="none" officeooo:rsid="0030251d"/>
    </style:style>
    <style:style style:name="T34" style:family="text">
      <style:text-properties style:text-underline-style="none" officeooo:rsid="003b3dd5"/>
    </style:style>
    <style:style style:name="T35" style:family="text">
      <style:text-properties style:text-underline-style="none" officeooo:rsid="003d9206"/>
    </style:style>
    <style:style style:name="T36" style:family="text">
      <style:text-properties style:text-underline-style="none" fo:font-weight="bold" officeooo:rsid="00418cc5" style:font-weight-asian="bold" style:font-weight-complex="bold"/>
    </style:style>
    <style:style style:name="T37" style:family="text">
      <style:text-properties style:text-underline-style="none" officeooo:rsid="003e27c8"/>
    </style:style>
    <style:style style:name="T38" style:family="text">
      <style:text-properties style:text-underline-style="none" officeooo:rsid="003edd32"/>
    </style:style>
    <style:style style:name="T39" style:family="text">
      <style:text-properties style:text-underline-style="none" officeooo:rsid="004014b5"/>
    </style:style>
    <style:style style:name="T40" style:family="text">
      <style:text-properties style:text-underline-style="none" officeooo:rsid="00418cc5"/>
    </style:style>
    <style:style style:name="T41" style:family="text">
      <style:text-properties style:text-underline-style="none" officeooo:rsid="0041e9e1"/>
    </style:style>
    <style:style style:name="T42" style:family="text">
      <style:text-properties style:text-underline-style="none" officeooo:rsid="0043a968"/>
    </style:style>
    <style:style style:name="T43" style:family="text">
      <style:text-properties style:text-underline-style="none" officeooo:rsid="0046abad"/>
    </style:style>
    <style:style style:name="T44" style:family="text">
      <style:text-properties style:text-underline-style="none" officeooo:rsid="0047b795"/>
    </style:style>
    <style:style style:name="T45" style:family="text">
      <style:text-properties style:text-underline-style="none" officeooo:rsid="004c72b4"/>
    </style:style>
    <style:style style:name="T46" style:family="text">
      <style:text-properties style:text-underline-style="none" officeooo:rsid="0055e500"/>
    </style:style>
    <style:style style:name="T47" style:family="text">
      <style:text-properties style:text-underline-style="none" officeooo:rsid="0058d85c"/>
    </style:style>
    <style:style style:name="T48" style:family="text">
      <style:text-properties style:text-underline-style="none" officeooo:rsid="005bc29a"/>
    </style:style>
    <style:style style:name="T49" style:family="text">
      <style:text-properties style:text-underline-style="none" officeooo:rsid="0060f42e"/>
    </style:style>
    <style:style style:name="T50" style:family="text">
      <style:text-properties style:text-underline-style="none" officeooo:rsid="0062e8d8"/>
    </style:style>
    <style:style style:name="T51" style:family="text">
      <style:text-properties style:text-underline-style="none" officeooo:rsid="00684f6b"/>
    </style:style>
    <style:style style:name="T52" style:family="text">
      <style:text-properties fo:font-weight="normal" officeooo:rsid="00a9d0c1" style:font-style-asian="normal" style:font-weight-asian="normal" style:font-style-complex="normal" style:font-weight-complex="normal"/>
    </style:style>
    <style:style style:name="T53" style:family="text">
      <style:text-properties fo:font-weight="normal" officeooo:rsid="00b17f3c" style:font-style-asian="normal" style:font-weight-asian="normal" style:font-style-complex="normal" style:font-weight-complex="normal"/>
    </style:style>
    <style:style style:name="T54" style:family="text">
      <style:text-properties fo:font-weight="normal" officeooo:rsid="00b2cc9a" style:font-style-asian="normal" style:font-weight-asian="normal" style:font-style-complex="normal" style:font-weight-complex="normal"/>
    </style:style>
    <style:style style:name="T55" style:family="text">
      <style:text-properties officeooo:rsid="00325b62"/>
    </style:style>
    <style:style style:name="T56" style:family="text">
      <style:text-properties officeooo:rsid="0033acd6"/>
    </style:style>
    <style:style style:name="T57" style:family="text">
      <style:text-properties fo:font-style="italic" style:font-style-asian="italic" style:font-style-complex="italic"/>
    </style:style>
    <style:style style:name="T58" style:family="text">
      <style:text-properties fo:font-style="italic" officeooo:rsid="0033acd6" style:font-style-asian="italic" style:font-style-complex="italic"/>
    </style:style>
    <style:style style:name="T59" style:family="text">
      <style:text-properties fo:font-style="italic" officeooo:rsid="0033ead4" style:font-style-asian="italic" style:font-style-complex="italic"/>
    </style:style>
    <style:style style:name="T60" style:family="text">
      <style:text-properties fo:font-style="italic" officeooo:rsid="008bb8fa" style:font-style-asian="italic" style:font-style-complex="italic"/>
    </style:style>
    <style:style style:name="T61" style:family="text">
      <style:text-properties fo:font-style="italic" officeooo:rsid="00caa0b7" style:font-style-asian="italic" style:font-style-complex="italic"/>
    </style:style>
    <style:style style:name="T62" style:family="text">
      <style:text-properties fo:font-style="italic" fo:font-weight="bold" officeooo:rsid="0033ead4" style:font-style-asian="italic" style:font-weight-asian="bold" style:font-style-complex="italic" style:font-weight-complex="bold"/>
    </style:style>
    <style:style style:name="T63" style:family="text">
      <style:text-properties fo:font-style="italic" fo:font-weight="bold" officeooo:rsid="00caa0b7" style:font-style-asian="italic" style:font-weight-asian="bold" style:font-style-complex="italic" style:font-weight-complex="bold"/>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officeooo:rsid="0030251d" style:font-style-asian="italic" style:font-style-complex="italic"/>
    </style:style>
    <style:style style:name="T66" style:family="text">
      <style:text-properties fo:font-style="italic" style:text-underline-style="none" officeooo:rsid="003d9206" style:font-style-asian="italic" style:font-style-complex="italic"/>
    </style:style>
    <style:style style:name="T67" style:family="text">
      <style:text-properties fo:font-style="italic" style:text-underline-style="none" officeooo:rsid="004014b5" style:font-style-asian="italic" style:font-style-complex="italic"/>
    </style:style>
    <style:style style:name="T68" style:family="text">
      <style:text-properties fo:font-style="italic" style:text-underline-style="none" officeooo:rsid="00418cc5" style:font-style-asian="italic" style:font-style-complex="italic"/>
    </style:style>
    <style:style style:name="T69" style:family="text">
      <style:text-properties fo:font-style="italic" style:text-underline-style="none" officeooo:rsid="0043a968" style:font-style-asian="italic" style:font-style-complex="italic"/>
    </style:style>
    <style:style style:name="T70" style:family="text">
      <style:text-properties fo:font-style="italic" style:text-underline-style="none" officeooo:rsid="0088990c"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fo:font-style="italic" style:text-underline-style="none" fo:font-weight="normal" officeooo:rsid="0077fee4" style:font-style-asian="italic" style:font-weight-asian="normal" style:font-style-complex="italic" style:font-weight-complex="normal"/>
    </style:style>
    <style:style style:name="T73" style:family="text">
      <style:text-properties fo:font-style="italic" style:text-underline-style="none" fo:font-weight="normal" officeooo:rsid="00ac2dd4"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33ead4" style:font-style-asian="normal" style:font-style-complex="normal"/>
    </style:style>
    <style:style style:name="T76" style:family="text">
      <style:text-properties fo:font-style="normal" officeooo:rsid="0036253c" style:font-style-asian="normal" style:font-style-complex="normal"/>
    </style:style>
    <style:style style:name="T77" style:family="text">
      <style:text-properties fo:font-style="normal" officeooo:rsid="007e6c32" style:font-style-asian="normal" style:font-style-complex="normal"/>
    </style:style>
    <style:style style:name="T78" style:family="text">
      <style:text-properties fo:font-style="normal" officeooo:rsid="00839a2c" style:font-style-asian="normal" style:font-style-complex="normal"/>
    </style:style>
    <style:style style:name="T79" style:family="text">
      <style:text-properties fo:font-style="normal" officeooo:rsid="00875d06" style:font-style-asian="normal" style:font-style-complex="normal"/>
    </style:style>
    <style:style style:name="T80" style:family="text">
      <style:text-properties fo:font-style="normal" officeooo:rsid="0088990c" style:font-style-asian="normal" style:font-style-complex="normal"/>
    </style:style>
    <style:style style:name="T81" style:family="text">
      <style:text-properties fo:font-style="normal" officeooo:rsid="008bb8fa" style:font-style-asian="normal" style:font-style-complex="normal"/>
    </style:style>
    <style:style style:name="T82" style:family="text">
      <style:text-properties fo:font-style="normal" officeooo:rsid="008d9446" style:font-style-asian="normal" style:font-style-complex="normal"/>
    </style:style>
    <style:style style:name="T83" style:family="text">
      <style:text-properties fo:font-style="normal" officeooo:rsid="00929a2b" style:font-style-asian="normal" style:font-style-complex="normal"/>
    </style:style>
    <style:style style:name="T84" style:family="text">
      <style:text-properties fo:font-style="normal" officeooo:rsid="0095636c" style:font-style-asian="normal" style:font-style-complex="normal"/>
    </style:style>
    <style:style style:name="T85" style:family="text">
      <style:text-properties fo:font-style="normal" officeooo:rsid="0096c9ee" style:font-style-asian="normal" style:font-style-complex="normal"/>
    </style:style>
    <style:style style:name="T86" style:family="text">
      <style:text-properties fo:font-style="normal" officeooo:rsid="00979699"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929a2b" style:font-style-asian="normal" style:font-weight-asian="normal" style:font-style-complex="normal" style:font-weight-complex="normal"/>
    </style:style>
    <style:style style:name="T89" style:family="text">
      <style:text-properties fo:font-style="normal" fo:font-weight="normal" officeooo:rsid="0095636c" style:font-style-asian="normal" style:font-weight-asian="normal" style:font-style-complex="normal" style:font-weight-complex="normal"/>
    </style:style>
    <style:style style:name="T90" style:family="text">
      <style:text-properties fo:font-style="normal" fo:font-weight="normal" officeooo:rsid="0096378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540d8" style:font-style-asian="normal" style:font-style-complex="normal"/>
    </style:style>
    <style:style style:name="T93" style:family="text">
      <style:text-properties fo:font-weight="bold" style:font-weight-asian="bold" style:font-weight-complex="bold"/>
    </style:style>
    <style:style style:name="T94" style:family="text">
      <style:text-properties fo:font-weight="bold" officeooo:rsid="004540d8" style:font-weight-asian="bold" style:font-weight-complex="bold"/>
    </style:style>
    <style:style style:name="T95" style:family="text">
      <style:text-properties fo:font-weight="bold" officeooo:rsid="00caa0b7" style:font-weight-asian="bold" style:font-weight-complex="bold"/>
    </style:style>
    <style:style style:name="T96" style:family="text">
      <style:text-properties officeooo:rsid="003af6cc"/>
    </style:style>
    <style:style style:name="T97" style:family="text">
      <style:text-properties officeooo:rsid="003edd32"/>
    </style:style>
    <style:style style:name="T98" style:family="text">
      <style:text-properties officeooo:rsid="004540d8"/>
    </style:style>
    <style:style style:name="T99" style:family="text">
      <style:text-properties officeooo:rsid="0053fc6f"/>
    </style:style>
    <style:style style:name="T100"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01"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02"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03"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04"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0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0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0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0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0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1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15"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16"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17"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18"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19"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20"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21"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22" style:family="text">
      <style:text-properties fo:font-variant="normal" fo:text-transform="none" fo:color="#000000" style:text-line-through-style="none" style:text-line-through-type="none" style:font-name="Times New Roman" fo:font-size="14pt" fo:letter-spacing="normal" style:text-underline-style="none" fo:font-weight="normal" officeooo:rsid="00c56f19" style:text-blinking="false" style:font-name-asian="Calibri" style:font-size-asian="14pt" style:font-weight-asian="normal" style:font-name-complex="Times New Roman1" style:font-size-complex="14pt" style:font-weight-complex="normal"/>
    </style:style>
    <style:style style:name="T123" style:family="text">
      <style:text-properties fo:font-variant="normal" fo:text-transform="none" fo:color="#000000" style:text-line-through-style="none" style:text-line-through-type="none" style:font-name="Times New Roman" fo:font-size="14pt" fo:letter-spacing="normal" style:text-underline-style="none" fo:font-weight="normal" officeooo:rsid="00e1f4b0" style:text-blinking="false" style:font-name-asian="Calibri" style:font-size-asian="14pt" style:font-weight-asian="normal" style:font-name-complex="Times New Roman1" style:font-size-complex="14pt" style:font-weight-complex="normal"/>
    </style:style>
    <style:style style:name="T124"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25"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26"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27"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31"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32"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33"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34"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35"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36"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37"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39"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40"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41"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42"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43"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44"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45"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46" style:family="text">
      <style:text-properties fo:font-variant="normal" fo:text-transform="none" fo:color="#000000" style:font-name="Times New Roman" fo:font-size="14pt" fo:letter-spacing="normal" fo:font-style="normal" fo:font-weight="normal" style:font-size-asian="14pt" style:font-size-complex="14pt"/>
    </style:style>
    <style:style style:name="T147" style:family="text">
      <style:text-properties officeooo:rsid="00a12597"/>
    </style:style>
    <style:style style:name="T148" style:family="text">
      <style:text-properties officeooo:rsid="00a9d0c1" style:font-style-asian="normal" style:font-weight-asian="bold" style:font-style-complex="normal" style:font-weight-complex="bold"/>
    </style:style>
    <style:style style:name="T149" style:family="text">
      <style:text-properties officeooo:rsid="00a9d0c1" style:font-style-asian="normal" style:font-style-complex="normal"/>
    </style:style>
    <style:style style:name="T150" style:family="text">
      <style:text-properties officeooo:rsid="00b033da" style:font-style-asian="normal" style:font-style-complex="normal"/>
    </style:style>
    <style:style style:name="T151" style:family="text">
      <style:text-properties officeooo:rsid="00b17f3c" style:font-style-asian="normal" style:font-style-complex="normal"/>
    </style:style>
    <style:style style:name="T152" style:family="text">
      <style:text-properties officeooo:rsid="00b2cc9a" style:font-size-asian="14pt" style:font-style-asian="normal" style:font-weight-asian="bold" style:font-size-complex="14pt" style:font-style-complex="normal" style:font-weight-complex="bold"/>
    </style:style>
    <style:style style:name="T153" style:family="text">
      <style:text-properties officeooo:rsid="00bd0557"/>
    </style:style>
    <style:style style:name="T154" style:family="text">
      <style:text-properties officeooo:rsid="00c56f19"/>
    </style:style>
    <style:style style:name="T155" style:family="text">
      <style:text-properties officeooo:rsid="00c9941f"/>
    </style:style>
    <style:style style:name="T156" style:family="text">
      <style:text-properties officeooo:rsid="00caa0b7"/>
    </style:style>
    <style:style style:name="T157" style:family="text">
      <style:text-properties officeooo:rsid="00cb6b73"/>
    </style:style>
    <style:style style:name="T158" style:family="text">
      <style:text-properties officeooo:rsid="0068ff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787078" text:style-name="WWNum1">
        <text:list-header>
          <text:p text:style-name="P8"><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5"/>
          <text:p text:style-name="P45"/>
          <text:p text:style-name="P48">Индивидуальный исследовательский проект</text:p>
          <text:p text:style-name="P48">по теме</text:p>
          <text:p text:style-name="P47">«<text:span text:style-name="T1">Доступное объяснение различных алгоритмов программирования учащимся средней школы</text:span>»</text:p>
          <text:p text:style-name="P45"/>
          <text:p text:style-name="P45"/>
          <text:p text:style-name="P45"/>
          <text:p text:style-name="P45"/>
          <text:p text:style-name="P77">Учащийся 10-<text:span text:style-name="T1">Б</text:span> класса: <text:s/><text:span text:style-name="T1">Шумилин Иван</text:span></text:p>
          <text:p text:style-name="P46">Руководитель: <text:span text:style-name="T4">Герасимова Т. И</text:span>., учитель <text:span text:style-name="T4">информатики</text:span></text:p>
          <text:p text:style-name="P46"><text:bookmark text:name="_GoBack"/></text:p>
          <text:p text:style-name="P46">Допуск к защите <text:s/>__________.</text:p>
          <text:p text:style-name="P45"/>
          <text:p text:style-name="P44"/>
          <text:p text:style-name="P44"/>
          <text:p text:style-name="P44"/>
          <text:p text:style-name="P44"/>
          <text:p text:style-name="P44"/>
          <text:p text:style-name="P44"/>
          <text:p text:style-name="P44"/>
          <text:p text:style-name="P44"/>
          <text:p text:style-name="P44">2021 <text:span text:style-name="T99">год</text:span></text:p>
          <text:p text:style-name="P76">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77"> </text:span><text:tab/><text:span text:style-name="T5">Стр.5</text:span></text:p>
            </text:list-item>
            <text:list-item>
              <text:p text:style-name="P3"><text:span text:style-name="T17">Выбор инструменто</text:span><text:span text:style-name="T18">в</text:span><text:span text:style-name="T17"> для создания сайта</text:span><text:tab/><text:span text:style-name="T5">Стр.6</text:span></text:p>
            </text:list-item>
            <text:list-item>
              <text:p text:style-name="P1"><text:span text:style-name="T153">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54">статей в формате .html и иллюстраций к ним</text:span><text:tab/><text:span text:style-name="T5">Стр.7</text:span></text:p>
            </text:list-item>
            <text:list-item>
              <text:p text:style-name="P4"><text:span text:style-name="T111">Р</text:span><text:span text:style-name="T110">азработка и реализация системы </text:span><text:span text:style-name="T112">компиляции</text:span><text:tab/><text:span text:style-name="T5">Стр.8</text:span></text:p>
            </text:list-item>
            <text:list-item>
              <text:p text:style-name="P5"><text:span text:style-name="T113">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я<text:tab/><text:span text:style-name="T5">Стр.?</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text:soft-page-break/>Паспорт проекта</text:p>
      <text:p text:style-name="P11"/>
      <text:p text:style-name="P19">Цель проекта</text:p>
      <text:p text:style-name="P12">Прежде всего, целью проекта является создание <text:span text:style-name="T96">веб-ресурс</text:span>а<text:span text:style-name="T96"> “Algorithm” – </text:span>сайта в сети Интернет, который <text:span text:style-name="T97">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о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2"/>
      <text:p text:style-name="P21"><text:span text:style-name="T33">А</text:span><text:span text:style-name="T19">ктуальность</text:span></text:p>
      <text:p text:style-name="P14"><text:span text:style-name="T19">На взгляд проектанта, </text:span><text:span text:style-name="T43">данный проект является весьма актуальным, а при успешной разработке будет весьма полезен для любого учащегося в 7-9 класс</text:span><text:span text:style-name="T47">ах</text:span><text:span text:style-name="T43">, владеющего русским языком. </text:span><text:span text:style-name="T44">Причин для оного заявления несколько, ниже приведены основные из них:</text:span></text:p>
      <text:p text:style-name="P17"><text:span text:style-name="T44">Л</text:span><text:span text:style-name="T19">ичный опыт:</text:span><text:span text:style-name="T20">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1">Также ему довелось напечатать небольшой неофициальный цикл стате</text:span><text:span text:style-name="T22">й</text:span><text:span text:style-name="T21">, </text:span><text:span text:style-name="T22">стиль объяснения внутри </text:span><text:span text:style-name="T21">котор</text:span><text:span text:style-name="T22">ых</text:span><text:span text:style-name="T21"> в профессиональной среде программистов называется “на пальцах”. </text:span><text:span text:style-name="T22">К сожалению, некоторая часть статей была утеряна на безвозвратной основе, некоторая – </text:span><text:span text:style-name="T32">не может быть опубликована</text:span><text:span text:style-name="T22">, так как была нацелена на </text:span><text:span text:style-name="T73">очень </text:span><text:span text:style-name="T22">узкую аудиторию. Однако име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8"><text:span text:style-name="T45">П</text:span><text:span text:style-name="T19">роведённый опрос:</text:span><text:span text:style-name="T20"> к сожалению, опрос проводился довольно давно (в </text:span><text:span text:style-name="T71">2019</text:span><text:span text:style-name="T20"> </text:span><text:span text:style-name="T23">году</text:span><text:span text:style-name="T20">), </text:span><text:span text:style-name="T24">носил устную форму </text:span><text:span text:style-name="T20">и не был задокументирован, так как проектант не предполагал, что </text:span><text:span text:style-name="T23">это пригодится ему позже. Но весьма многие личности </text:span><text:span text:style-name="T24">тогда</text:span><text:span text:style-name="T23"> согласились, что были бы рады увидеть более полный цикл статей, описанный проектантом. </text:span><text:span text:style-name="T25">Это стало первой и основной причиной выбора поименованной выше темы проекта.</text:span></text:p>
      <text:p text:style-name="P20"/>
      <text:p text:style-name="P24"><text:span text:style-name="T64">Описание </text:span><text:span text:style-name="T65">предполагаемого продукта</text:span></text:p>
      <text:p text:style-name="P15"><text:soft-page-break/><text:span text:style-name="T35">Продуктом, </text:span><text:span text:style-name="T37">согласно замыслу автора проекта</text:span><text:span text:style-name="T35">, </text:span><text:span text:style-name="T19">является веб-ресурс “Al</text:span><text:span text:style-name="T49">g</text:span><text:span text:style-name="T19">orithm”, </text:span><text:span text:style-name="T35">разработанный</text:span><text:span text:style-name="T19"> на </text:span><text:span text:style-name="T34">основе </text:span><text:span text:style-name="T35">созданной проектантом системы </text:span><text:span text:style-name="T66">компиляции</text:span><text:span text:style-name="T35"> (сборки) определённого количества </text:span><text:span text:style-name="T66">наполнения</text:span><text:span text:style-name="T35"> (статей) в .</text:span><text:span text:style-name="T66">html </text:span><text:span text:style-name="T35">(формат хранения Интернет-сайтов) путём совмещения их с</text:span><text:span text:style-name="T41"> заранее созданными</text:span><text:span text:style-name="T35"> </text:span><text:span text:style-name="T66">шаблонами</text:span><text:span text:style-name="T35"> (общими для любой страницы </text:span><text:span text:style-name="T39">сайта </text:span><text:span text:style-name="T35">частями). </text:span><text:span text:style-name="T38">Оный веб-ресурс будет содержать некоторое количество статей о</text:span><text:span text:style-name="T41">б одной из</text:span><text:span text:style-name="T38"> практическ</text:span><text:span text:style-name="T41">их </text:span><text:span text:style-name="T38">част</text:span><text:span text:style-name="T41">ей</text:span><text:span text:style-name="T38"> предмета “Информатика и ИКТ”, именуемой программированием. </text:span><text:span text:style-name="T39">Возможно, он будет размещён в сети Интернет (при наличии в свободном доступе бесплатного </text:span><text:span text:style-name="T67">хостинга – </text:span><text:span text:style-name="T39">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0">он будет находится в свободном доступе в </text:span><text:span text:style-name="T68">репозитории –</text:span><text:span text:style-name="T40">удалённом </text:span><text:span text:style-name="T42">(</text:span><text:span text:style-name="T69">remote)</text:span><text:span text:style-name="T40"> хранилище –</text:span><text:span text:style-name="T68"> <text:s/></text:span><text:span text:style-name="T36">github.com</text:span><text:span text:style-name="T40">.</text:span></text:p>
      <text:p text:style-name="P13"><text:span text:style-name="T98">Важно заметить, что оный Интернет-ресурс не будет являться полноценной заменой урокам “Информатики и ИКТ”, так как: </text:span><text:span text:style-name="T94">а)</text:span><text:span text:style-name="T98"> будет содержд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94">б) </text:span><text:span text:style-name="T98">разработчик проекта также на данный момент является учащимся и не имеет педагогического образования.</text:span></text:p>
      <text:p text:style-name="P13"/>
      <text:p text:style-name="P22"><text:span text:style-name="T33">Ц</text:span><text:span text:style-name="T19">ел</text:span><text:span text:style-name="T46">и, </text:span><text:span text:style-name="T50">выполнение которых ведёт к созданию продукта </text:span><text:span text:style-name="T19">проекта</text:span></text:p>
      <text:list xml:id="list3149847787" text:style-name="L1">
        <text:list-item>
          <text:p text:style-name="P52"><text:span text:style-name="T19">Собрать определённое количество информации.</text:span><text:span text:style-name="T26"> Цель можно разбить на следующие задачи:</text:span></text:p>
          <text:list>
            <text:list-item>
              <text:p text:style-name="P53"><text:span text:style-name="T31">Выб</text:span><text:span text:style-name="T30">рать</text:span><text:span text:style-name="T31"> необходимы</text:span><text:span text:style-name="T30">е</text:span><text:span text:style-name="T31"> для создания сайтов инструмент</text:span><text:span text:style-name="T30">ы</text:span><text:span text:style-name="T31">;</text:span></text:p>
            </text:list-item>
            <text:list-item>
              <text:p text:style-name="P54"><text:span text:style-name="T30">П</text:span><text:span text:style-name="T20">одготовить небольшие конспекты о принципах работы </text:span><text:span text:style-name="T30">алгоритмов с наглядными примерами</text:span><text:span text:style-name="T20">;</text:span></text:p>
            </text:list-item>
          </text:list>
        </text:list-item>
        <text:list-item>
          <text:p text:style-name="P55"><text:span text:style-name="T19">Создать цикл </text:span><text:span text:style-name="T48">доступных </text:span><text:span text:style-name="T19">статей о</text:span><text:span text:style-name="T51">б</text:span><text:span text:style-name="T19"> алгоритмах</text:span><text:span text:style-name="T51">.</text:span><text:span text:style-name="T26"> Цель можно разбить на следующие задачи:</text:span></text:p>
          <text:list>
            <text:list-item>
              <text:p text:style-name="P56"><text:span text:style-name="T20">Основываясь на созданных </text:span><text:span text:style-name="T27">ранее </text:span><text:span text:style-name="T20">конспектах, </text:span><text:span text:style-name="T27">подготовить необходимое количество статей в формате .html;</text:span></text:p>
            </text:list-item>
            <text:list-item>
              <text:p text:style-name="P57"><text:span text:style-name="T20"><text:s/></text:span><text:span text:style-name="T28">Подготовить </text:span><text:span text:style-name="T29">наглядные иллюстрации (т. е. “картинки”) <text:s/>в формате </text:span><text:span text:style-name="T72">.png </text:span><text:span text:style-name="T29">(весьма удобный для редактирования и поддерживаемый большинством браузеров формат хранения изображений); </text:span></text:p>
            </text:list-item>
          </text:list>
        </text:list-item>
        <text:list-item>
          <text:p text:style-name="P71"><text:span text:style-name="T15">Разработать web-ресурс для хранения </text:span><text:span text:style-name="T16">оных</text:span><text:span text:style-name="T15"> алгоритмов. </text:span><text:span text:style-name="T7">Цель можно разбить на следующие задачи:</text:span></text:p>
          <text:list>
            <text:list-item>
              <text:p text:style-name="P67"><text:soft-page-break/><text:span text:style-name="T7">Р</text:span><text:span text:style-name="T6">азработка и реализация системы, позволяющей быстро компилировать сайт из готовых шаблонов и статей;</text:span></text:p>
            </text:list-item>
            <text:list-item>
              <text:p text:style-name="P58">Создание приятного внешне и удобного в использовании интерфейса сайта;</text:p>
            </text:list-item>
            <text:list-item>
              <text:p text:style-name="P68"><text:span text:style-name="T6">Поочерёдное </text:span><text:span text:style-name="T8">добавление</text:span><text:span text:style-name="T6"> статей на </text:span><text:span text:style-name="T8">готовый </text:span><text:span text:style-name="T6">сайт;</text:span></text:p>
            </text:list-item>
          </text:list>
        </text:list-item>
      </text:list>
      <text:p text:style-name="P31"><text:span text:style-name="T92">А</text:span><text:span text:style-name="T91">нализ работы над проектом</text:span></text:p>
      <text:p text:style-name="P32"><text:span text:style-name="T92">Т</text:span><text:span text:style-name="T91">еоретическая часть</text:span></text:p>
      <text:p text:style-name="P25"><text:span text:style-name="T65">П</text:span><text:span text:style-name="T64">ричина выбора </text:span><text:span text:style-name="T70">сайта</text:span><text:span text:style-name="T64"> для хранения цикла статей</text:span></text:p>
      <text:p text:style-name="P26">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цикл или сборник оных.</text:p>
      <text:p text:style-name="P26">Способов хранения массивов статей существует немалое количество: справочник или учебник в максимально привычном формате, компакт-диск с <text:span text:style-name="T55">лекциями в формате видеоуроков</text:span>, <text:span text:style-name="T56">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58">(для сравнения, видео в формате HD720p (</text:span><text:span text:style-name="T59">30fps</text:span><text:span text:style-name="T58">) с форматом аудио </text:span><text:span text:style-name="T59">AAC 192kbps длительностью в 43 (сорок три) минуты занимает 2Gb свободного места, а субтитры в виде текста к этому же видео – 50Kb, что почти в </text:span><text:span text:style-name="T62">42 000 (сорок две тысячи) раз меньше</text:span><text:span text:style-name="T59">)</text:span><text:span text:style-name="T75">, </text:span><text:span text:style-name="T76">относительная простота создания статей, доступность буквально каждому. </text:span></text:p>
      <text:p text:style-name="P27"><text:span text:style-name="T76">М</text:span><text:span text:style-name="T74">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78">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28"><text:span text:style-name="T78">С</text:span><text:span text:style-name="T74">уществует несколько способов хранения </text:span><text:span text:style-name="T79">статей в Интернете</text:span><text:span text:style-name="T80">, </text:span><text:span text:style-name="T82">однако был выбран самый надёжный: </text:span><text:span text:style-name="T81">воспользоваться хостинговым ресурсом и разместить сайт со статьями по специальному </text:span><text:span text:style-name="T60">URL-адресу </text:span><text:span text:style-name="T81">(адресу, через который можно получить доступ к находящемуся в сети Интернет сайту). </text:span></text:p>
      <text:p text:style-name="P29"><text:span text:style-name="T81">Э</text:span><text:span text:style-name="T74">тот способ имеет следующие </text:span><text:span text:style-name="T85">преимущества</text:span><text:span text:style-name="T74"> и </text:span><text:span text:style-name="T85">недостатки</text:span><text:span text:style-name="T74">:</text:span></text:p>
      <text:p text:style-name="P33"><text:span text:style-name="T74">+ </text:span><text:span text:style-name="T83">Легкость восприятия: </text:span><text:span text:style-name="T88">информацию гораздо легче воспринимать при наличии красивого оформления и удобной навигации;</text:span></text:p>
      <text:p text:style-name="P34"><text:soft-page-break/><text:span text:style-name="T83">- Сложность в создании: </text:span><text:span text:style-name="T88">“красивое оформление и удобную навигацию” придётся создавать вручную;</text:span></text:p>
      <text:p text:style-name="P35"><text:span text:style-name="T83">+ </text:span><text:span text:style-name="T84">Свобода выбора: </text:span><text:span text:style-name="T89">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0">оформлять в собственном стиле;</text:span></text:p>
      <text:p text:style-name="P36"><text:span text:style-name="T74">- Стоимость: </text:span><text:span text:style-name="T87">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0"><text:span text:style-name="T74">Таким образом, единственным </text:span><text:span text:style-name="T86">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3">Выбор инструменто<text:span text:style-name="T147">в</text:span> для создания сайта</text:p>
      <text:p text:style-name="P16">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1732340449" text:style-name="L2">
        <text:list-item>
          <text:p text:style-name="P49"><text:span text:style-name="T148">Язык вёрстки: HTML – </text:span><text:span text:style-name="T52">стандартизированный язык разметки документов во Всемирной паутине </text:span><text:span text:style-name="T148">(ru.wikipedia.org); </text:span><text:span text:style-name="T53">и</text:span><text:span text:style-name="T52">менно он будет отвечать за элементы, находящиеся на сайте, то есть – за содержимое ресурса;</text:span></text:p>
        </text:list-item>
        <text:list-item>
          <text:p text:style-name="P50"><text:span text:style-name="T149"><text:s/></text:span><text:span text:style-name="T150">Язык оформления: </text:span><text:span text:style-name="T151">СSS – </text:span><text:span text:style-name="T53">язык для формирования внешнего вида документа, созданного с помощью языка разметки </text:span><text:span text:style-name="T149">(ru.wikipedia.org); </text:span><text:span text:style-name="T54">при правильном использовании он гарантирует сайту благоприятный внешний вид;</text:span></text:p>
        </text:list-item>
        <text:list-item>
          <text:p text:style-name="P51"><text:span text:style-name="T152">Скриптовый язык: JavaScript – </text:span><text:span text:style-name="T100">прототипно-ориентированный сценарный язык программирования </text:span><text:span text:style-name="T103">(ru.wikipedia.org); </text:span><text:span text:style-name="T101">с его помощью будет реализована работа некоторых интерактивных элементов (к примеру – кнопки “скрыть меню”</text:span><text:span text:style-name="T102">);</text:span></text:p>
        </text:list-item>
        <text:list-item>
          <text:p text:style-name="P72"><text:span text:style-name="T144">Язык для разработки системы компиляции: Python3 – </text:span><text:span text:style-name="T105">высокоуровневый</text:span><text:a xlink:type="simple" xlink:href="https://ru.wikipedia.org/wiki/Высокоуровневый_язык_программирования" text:style-name="Internet_20_link" text:visited-style-name="Visited_20_Internet_20_Link"> </text:a><text:span text:style-name="T105">язык программирования </text:span><text:span text:style-name="T145">общего назначения с </text:span><text:span text:style-name="T105">динамической строгой </text:span><text:span text:style-name="T145">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06"> </text:span><text:span text:style-name="T104">(ru.wikipedia.org); </text:span><text:span text:style-name="T108">с его помощью планируется разработка уникальной авторской системы сборки сайта;</text:span></text:p>
        </text:list-item>
      </text:list>
      <text:p text:style-name="P37"><text:span text:style-name="T107">Утверждается, что при грамотном использовании оных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09">рабочая</text:span><text:span text:style-name="T107"> </text:span><text:soft-page-break/><text:span text:style-name="T114">ЭВМ</text:span><text:span text:style-name="T107"> (Электронно-Вычислительная Машина) </text:span><text:span text:style-name="T109">проектанта не способна справиться с более современными средствами <text:s/>разработки.</text:span></text:p>
      <text:p text:style-name="P39">Подготовка конспектов с принципами работы алгоритмов</text:p>
      <text:p text:style-name="P42"><text:span text:style-name="T117">Д</text:span><text:span text:style-name="T116">ля достаточной грамотности в объяснении материала </text:span><text:span text:style-name="T118">проектантом было изучено немало статей на подобных ресурсах (самый известный из них – </text:span><text:span text:style-name="T125">habr.com</text:span><text:span text:style-name="T118">, </text:span><text:span text:style-name="T119">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20">х</text:span><text:span text:style-name="T119"> конспект</text:span><text:span text:style-name="T120">ов</text:span><text:span text:style-name="T119">, </text:span><text:span text:style-name="T120">которые были </text:span><text:span text:style-name="T119">записаны во время занятий на курсах программирования. </text:span><text:span text:style-name="T121">Все конспекты хранились в письменном виде и на данный момент, к сожалению, находятся вне зоны доступа. </text:span></text:p>
      <text:p text:style-name="P43"><text:span text:style-name="T121">В</text:span><text:span text:style-name="T116">се примеры к использованию алгоритмов были придуманы проектантом самостоятельно и описаны на трёх языках программирования:</text:span></text:p>
      <text:list xml:id="list1065891245" text:style-name="L3">
        <text:list-item>
          <text:p text:style-name="P69"><text:span text:style-name="T116">Чаще всего в российских школах преподают </text:span><text:span text:style-name="T124">Pascal</text:span><text:span text:style-name="T116">, поэтому его нельзя было не включить;</text:span></text:p>
        </text:list-item>
        <text:list-item>
          <text:p text:style-name="P69"><text:span text:style-name="T116">Язык </text:span><text:span text:style-name="T124">Python3 </text:span><text:span text:style-name="T116">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69"><text:span text:style-name="T116">Язык </text:span><text:span text:style-name="T124">С++ </text:span><text:span text:style-name="T116">уже много лет считается негласным стандартом в программировании и не сдаёт позиции; в большинстве случаев алгоритмы опивсыают именно на нём;</text:span></text:p>
        </text:list-item>
      </text:list>
      <text:p text:style-name="P70"><text:span text:style-name="T127">П</text:span><text:span text:style-name="T126">рактическая часть</text:span></text:p>
      <text:list xml:id="list183434292694435" text:continue-numbering="true" text:style-name="L3">
        <text:list-item>
          <text:list>
            <text:list-header>
              <text:p text:style-name="P38"><text:span text:style-name="T116">Создание </text:span><text:span text:style-name="T122">статей в формате .html и иллюстраций к ним</text:span></text:p>
            </text:list-header>
          </text:list>
        </text:list-item>
      </text:list>
      <text:p text:style-name="P40"><text:s text:c="3"/><text:span text:style-name="T155">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1">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1">Форматом иллюстраций был выбрат <text:span text:style-name="T93">.png</text:span><text:span text:style-name="T95">, </text:span><text:span text:style-name="T156">который охарактеризован учебником информатики за десятый класс К. Ю. Полякова и Е. А. Еремина </text:span><text:soft-page-break/><text:span text:style-name="T156">следующим образом: </text:span><text:span text:style-name="T63">PNG </text:span><text:span text:style-name="T61">(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ный байт задаёт прозрачность); изображение сжимается без искажения; анимация не поддерживается. </text:span><text:span text:style-name="T157">Причиной такого выбора стало:</text:span></text:p>
      <text:list xml:id="list2894890788" text:style-name="L4">
        <text:list-item>
          <text:p text:style-name="P74">Небольшой относительно других часто используемых в WEB-разработке форматов размер;</text:p>
        </text:list-item>
        <text:list-item>
          <text:p text:style-name="P74">Отсутствие возможности реализовать анимацию, что не было необходимым;</text:p>
        </text:list-item>
        <text:list-item>
          <text:p text:style-name="P74">Возможность удобной работы с оным форматом во всех растровых редакторах, <text:span text:style-name="T57">которые для своего запуска не требуют эмуляции <text:s/>DOS;</text:span></text:p>
        </text:list-item>
      </text:list>
      <text:list xml:id="list183433227400958" text:continue-list="list42787078" text:style-name="WWNum1">
        <text:list-item>
          <text:list>
            <text:list-header>
              <text:p text:style-name="P75"><text:span text:style-name="T158">Р</text:span>азработка и реализация системы <text:span text:style-name="T157">компиляции</text:span></text:p>
            </text:list-header>
          </text:list>
        </text:list-item>
      </text:list>
      <text:p text:style-name="P73"><text:span text:style-name="T113">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15">скрипта</text:span><text:span text:style-name="T113"> </text:span><text:span text:style-name="T113">(сценария, </text:span><text:span text:style-name="T146">в котором прописаны отдельные последовательности действий, созданные для автоматического выполнения задачи</text:span><text:span text:style-name="T113">). Один из них подставляет в файлы </text:span><text:span text:style-name="T130">.css</text:span><text:span text:style-name="T113">,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оный 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29">системы компиляции </text:span><text:span text:style-name="T113">в </text:span><text:span text:style-name="T130">приложении А </text:span><text:span text:style-name="T129">(место в записке ограничено, да и информация третьестепенна)</text:span><text:span text:style-name="T130">.</text:span></text:p>
      <text:p text:style-name="P73"><text:span text:style-name="T130"/></text:p>
      <text:p text:style-name="P73"><text:span text:style-name="T130"/></text:p>
      <text:p text:style-name="P64"><text:soft-page-break/><text:span text:style-name="T132">Создание приятного интерфейса сайта</text:span></text:p>
      <text:p text:style-name="P59"><text:span text:style-name="T132">О</text:span><text:span text:style-name="T131">формление сайта есть работа скорее для людей творческой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36">https://www.canva.com/ru_ru/obuchenie/100-cvetovyx-sochetnij/</text:span></text:a><text:span text:style-name="T135">. </text:span><text:span text:style-name="T133">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34">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60"><text:span text:style-name="T131">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Таким образом, вышеописанная проблема была устранена в зародыше.</text:span></text:p>
      <text:p text:style-name="P65"><text:span text:style-name="T138">Д</text:span><text:span text:style-name="T139">обавление</text:span><text:span text:style-name="T140"> статей на</text:span><text:span text:style-name="T139"> </text:span><text:span text:style-name="T140">сайт</text:span></text:p>
      <text:p text:style-name="P61"><text:span text:style-name="T140">Э</text:span><text:span text:style-name="T137">та задача была самой простой по той причине, что всё необходимое было подготовлено заранее. </text:span><text:span text:style-name="T141">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6"><text:span text:style-name="T141">З</text:span><text:span text:style-name="T137">аключение</text:span></text:p>
      <text:p text:style-name="P62"><text:span text:style-name="T137">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систему сборки сайта, которая на данный момент уже используется им в другом проекте; он </text:span><text:span text:style-name="T142">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43">Все этапы выполнения были подробно задокументированы в данной записке. </text:span></text:p>
      <text:p text:style-name="P63"><text:soft-page-break/><text:span text:style-name="T137">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span></text:p>
      <text:p text:style-name="P63"><text:span text:style-name="T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
      <style:paragraph-properties fo:margin-left="0in" fo:margin-right="0in" fo:text-align="center" style:justify-single-word="false" fo:text-indent="0in" style:auto-text-indent="false"/>
      <style:text-properties fo:color="#000000"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08T18:34:32.219968250</dc:date>
    <meta:editing-duration>P2DT1H34M36S</meta:editing-duration>
    <meta:editing-cycles>176</meta:editing-cycles>
    <meta:generator>LibreOffice/6.0.7.3$Linux_x86 LibreOffice_project/00m0$Build-3</meta:generator>
    <meta:document-statistic meta:table-count="0" meta:image-count="0" meta:object-count="0" meta:page-count="10" meta:paragraph-count="88" meta:word-count="2109" meta:character-count="16120" meta:non-whitespace-character-count="14054"/>
  </office:meta>
</office:document-meta>
</file>